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f8ec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18083"/>
    </style:style>
    <style:style style:name="T9" style:family="text">
      <style:text-properties style:font-name="Liberation Serif" officeooo:rsid="00d2f8ec"/>
    </style:style>
    <style:style style:name="T10" style:family="text">
      <style:text-properties officeooo:rsid="00d2f8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6"/>
      <text:p text:style-name="P6"/>
      <text:p text:style-name="P6">Di<text:span text:style-name="T3">marts</text:span><text:tab/>2<text:span text:style-name="T5">3</text:span>/09/2<text:span text:style-name="T5">5</text:span></text:p>
      <text:p text:style-name="P3">Comentat </text:p>
      <text:list xml:id="list4575221932134717912" text:style-name="L1">
        <text:list-item>
          <text:p text:style-name="P1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7">Di<text:span text:style-name="T3">mecres</text:span><text:tab/>2<text:span text:style-name="T5">4</text:span>/09/2<text:span text:style-name="T5">5</text:span></text:p>
      <text:p text:style-name="P4"><text:s/></text:p>
      <text:list xml:id="list7824182228348657239" text:style-name="L2">
        <text:list-item>
          <text:p text:style-name="P1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9"/>
      <text:p text:style-name="P7">Di<text:span text:style-name="T4">jous<text:tab/></text:span><text:tab/>2<text:span text:style-name="T5">5</text:span>/09/2<text:span text:style-name="T5">5</text:span></text:p>
      <text:p text:style-name="P4"><text:s/></text:p>
      <text:list xml:id="list2453640340506931102" text:style-name="L3">
        <text:list-item>
          <text:p text:style-name="P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">Comentat exercici 1.3-1</text:p>
        </text:list-item>
        <text:list-item>
          <text:p text:style-name="P18">Arribat fins apartat 1.3-2 Condensador</text:p>
        </text:list-item>
      </text:list>
      <text:p text:style-name="P10"/>
      <text:p text:style-name="P7">Di<text:span text:style-name="T4">vendres<text:tab/></text:span>2<text:span text:style-name="T5">6</text:span>/09/2<text:span text:style-name="T5">5</text:span></text:p>
      <text:p text:style-name="P4"><text:s/></text:p>
      <text:list xml:id="list6200330064552920534" text:style-name="L4">
        <text:list-item>
          <text:p text:style-name="P1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9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11"><text:s/></text:p>
      <text:p text:style-name="P11"/>
      <text:p text:style-name="P8">Di<text:span text:style-name="T3">marts</text:span><text:tab/><text:span text:style-name="T5">30</text:span>/09/2<text:span text:style-name="T5">5</text:span></text:p>
      <text:p text:style-name="P5"/>
      <text:p text:style-name="P13"><text:span text:style-name="T7">Baixem al taller, continuem amb pràctica </text:span><text:a xlink:type="simple" xlink:href="https://paulinoposada.github.io/web_fred/web_fred_25_26/documents/practica_soldadura_blanda.pdf"><text:span text:style-name="T9">soldadura tova</text:span></text:a><text:span text:style-name="T7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30T20:19:17.177456470</dc:date>
    <meta:editing-duration>PT2H6M24S</meta:editing-duration>
    <meta:editing-cycles>199</meta:editing-cycles>
    <meta:document-statistic meta:table-count="0" meta:image-count="0" meta:object-count="0" meta:page-count="1" meta:paragraph-count="21" meta:word-count="120" meta:character-count="718" meta:non-whitespace-character-count="616"/>
  </office:meta>
</office:document-meta>
</file>